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gramGeneratorImpl.release( Compiled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gramGeneratorImpl.contextualize( 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gramGeneratorImpl.loadProgram( ComponentManager newManager , String normalizedName , MarkupLanguage markupLanguage , ProgrammingLanguage programmingLangu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gramGeneratorImpl.getNormalizedName( final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gramGeneratorImpl.generateSourcecode( Source source , String normalizedName , MarkupLanguage markupLanguage , ProgrammingLanguage programmingLangu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gramGeneratorImpl.load( ComponentManager newManager , String fileName , String markupLanguageName , String programmingLanguageName ,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gramGeneratorImpl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gramGeneratorImpl.compose( Component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gramGeneratorImpl.remov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gramGeneratorImpl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gramGeneratorImpl.load( ComponentManager newManager , Source source , String markupLanguageName , String programmingLanguageName , SourceResolver resolver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3">
            <text:p text:style-name="Table_20_Contents">1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